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6-05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3-0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0-28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6-24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2-13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0-05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7-13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7-12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6-14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2-10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0-1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8-0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6-2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2-1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0-14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6-09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2-1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663345454546" calcext:value-type="float">
            <text:p>9.986633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67310344828" calcext:value-type="float">
            <text:p>9.87867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44456" calcext:value-type="float">
            <text:p>9.86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623351724138" calcext:value-type="float">
            <text:p>9.856233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3816" calcext:value-type="float">
            <text:p>9.86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344606896552" calcext:value-type="float">
            <text:p>9.993446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39022857143" calcext:value-type="float">
            <text:p>10.10390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434482759" calcext:value-type="float">
            <text:p>10.21684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222" calcext:value-type="float">
            <text:p>10.158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33550344828" calcext:value-type="float">
            <text:p>10.053355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30868965517" calcext:value-type="float">
            <text:p>9.945308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251251612903" calcext:value-type="float">
            <text:p>9.8525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701535483871" calcext:value-type="float">
            <text:p>9.6970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52208" calcext:value-type="float">
            <text:p>9.61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486116129032" calcext:value-type="float">
            <text:p>9.5448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80608" calcext:value-type="float">
            <text:p>9.47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771277419355" calcext:value-type="float">
            <text:p>9.3777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049767741936" calcext:value-type="float">
            <text:p>9.34049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52584" calcext:value-type="float">
            <text:p>9.86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13568" calcext:value-type="float">
            <text:p>9.94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95307096774" calcext:value-type="float">
            <text:p>10.0595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53631111111" calcext:value-type="float">
            <text:p>10.285363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8016" calcext:value-type="float">
            <text:p>10.29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681824" calcext:value-type="float">
            <text:p>10.996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08851612903" calcext:value-type="float">
            <text:p>11.260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86032" calcext:value-type="float">
            <text:p>11.32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2980645161" calcext:value-type="float">
            <text:p>11.295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2513548387" calcext:value-type="float">
            <text:p>11.2042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3128" calcext:value-type="float">
            <text:p>11.11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49398709677" calcext:value-type="float">
            <text:p>11.0349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99925517241" calcext:value-type="float">
            <text:p>10.949992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49401290323" calcext:value-type="float">
            <text:p>10.86494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20131428571" calcext:value-type="float">
            <text:p>10.88201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63339354839" calcext:value-type="float">
            <text:p>10.90633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38872258065" calcext:value-type="float">
            <text:p>11.0438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3384" calcext:value-type="float">
            <text:p>11.14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95664516129" calcext:value-type="float">
            <text:p>11.279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46456" calcext:value-type="float">
            <text:p>11.46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76980645161" calcext:value-type="float">
            <text:p>11.447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5852903226" calcext:value-type="float">
            <text:p>11.44258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13716" calcext:value-type="float">
            <text:p>11.43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09802580645" calcext:value-type="float">
            <text:p>11.4809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48056" calcext:value-type="float">
            <text:p>11.47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678" calcext:value-type="float">
            <text:p>11.393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61057142857" calcext:value-type="float">
            <text:p>11.2961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91558709677" calcext:value-type="float">
            <text:p>11.23915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17984" calcext:value-type="float">
            <text:p>11.39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07660689655" calcext:value-type="float">
            <text:p>11.410766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25856" calcext:value-type="float">
            <text:p>11.49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6217931035" calcext:value-type="float">
            <text:p>11.609621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2072" calcext:value-type="float">
            <text:p>11.71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0848" calcext:value-type="float">
            <text:p>11.82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1763862069" calcext:value-type="float">
            <text:p>11.931763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11326451613" calcext:value-type="float">
            <text:p>12.0611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63993846154" calcext:value-type="float">
            <text:p>12.046399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18238709677" calcext:value-type="float">
            <text:p>12.0118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68532413793" calcext:value-type="float">
            <text:p>11.97685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30153548387" calcext:value-type="float">
            <text:p>11.98301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77932" calcext:value-type="float">
            <text:p>12.467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81290434783" calcext:value-type="float">
            <text:p>12.6281290434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58452857143" calcext:value-type="float">
            <text:p>12.695845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3236137931" calcext:value-type="float">
            <text:p>12.833236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08936" calcext:value-type="float">
            <text:p>12.94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4932" calcext:value-type="float">
            <text:p>13.04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70154482759" calcext:value-type="float">
            <text:p>13.117015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5352" calcext:value-type="float">
            <text:p>13.19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3463448276" calcext:value-type="float">
            <text:p>13.176346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5688" calcext:value-type="float">
            <text:p>13.16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684" calcext:value-type="float">
            <text:p>13.2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58592" calcext:value-type="float">
            <text:p>13.618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7722" calcext:value-type="float">
            <text:p>13.777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6929230769" calcext:value-type="float">
            <text:p>13.984692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9986086957" calcext:value-type="float">
            <text:p>14.1189986086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5943" calcext:value-type="float">
            <text:p>14.2759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569" calcext:value-type="float">
            <text:p>14.3315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3824" calcext:value-type="float">
            <text:p>14.03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1544" calcext:value-type="float">
            <text:p>14.1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85952" calcext:value-type="float">
            <text:p>14.05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1508" calcext:value-type="float">
            <text:p>14.35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826" calcext:value-type="float">
            <text:p>12.74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80995045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90" meta:object-count="0"/>
    <meta:user-defined meta:name="AppVersion">3.0</meta:user-defined>
  </office:meta>
</office:document-meta>
</file>